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.9846in" fo:margin-right="0in" fo:text-indent="0in" style:auto-text-indent="false"/>
      <style:text-properties fo:color="#0000ff" fo:font-weight="bold" style:font-weight-asian="bold" style:font-weight-complex="bold"/>
    </style:style>
    <style:style style:name="P2" style:family="paragraph" style:parent-style-name="Standard">
      <style:paragraph-properties fo:margin-left="0.9846in" fo:margin-right="0in" fo:text-indent="0in" style:auto-text-indent="false"/>
      <style:text-properties fo:color="#0000ff" fo:font-weight="bold" officeooo:rsid="000e72ce" officeooo:paragraph-rsid="000e72ce" style:font-weight-asian="bold" style:font-weight-complex="bold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fo:color="#0000ff" fo:font-weight="bold" officeooo:rsid="000e72ce" officeooo:paragraph-rsid="00176070" style:font-weight-asian="bold" style:font-weight-complex="bold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color="#0000ff" fo:font-weight="bold" officeooo:paragraph-rsid="0013e5c0" style:font-weight-asian="bold" style:font-weight-complex="bold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fo:color="#0000ff" fo:font-weight="bold" officeooo:rsid="00176070" officeooo:paragraph-rsid="00176070" style:font-weight-asian="bold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fo:color="#0000ff" fo:font-weight="bold" officeooo:paragraph-rsid="00176070" style:font-weight-asian="bold" style:font-weight-complex="bold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officeooo:rsid="00176070" officeooo:paragraph-rsid="00176070"/>
    </style:style>
    <style:style style:name="P8" style:family="paragraph" style:parent-style-name="Text_20_body">
      <style:paragraph-properties fo:margin-left="0.9846in" fo:margin-right="0in" fo:margin-top="0.1252in" fo:margin-bottom="0.1252in" loext:contextual-spacing="false" style:line-height-at-least="0.1563in" fo:text-align="justify" style:justify-single-word="false" fo:text-indent="0in" style:auto-text-indent="false" style:writing-mode="lr-tb"/>
      <style:text-properties fo:color="#0000ff" fo:font-size="18pt" officeooo:paragraph-rsid="000db113" style:font-size-asian="18pt" style:font-size-complex="18pt"/>
    </style:style>
    <style:style style:name="P9" style:family="paragraph" style:parent-style-name="Text_20_body">
      <style:paragraph-properties fo:margin-left="0.9846in" fo:margin-right="0in" fo:margin-top="0.1252in" fo:margin-bottom="0.1252in" loext:contextual-spacing="false" style:line-height-at-least="0.1563in" fo:text-align="start" style:justify-single-word="false" fo:text-indent="0in" style:auto-text-indent="false"/>
      <style:text-properties fo:color="#0000ff" fo:font-size="15pt" officeooo:paragraph-rsid="000e72ce" style:font-size-asian="15pt" style:font-size-complex="15pt"/>
    </style:style>
    <style:style style:name="P10" style:family="paragraph" style:parent-style-name="Text_20_body">
      <style:paragraph-properties fo:margin-left="0.9846in" fo:margin-right="0in" fo:text-align="start" style:justify-single-word="false" fo:text-indent="0in" style:auto-text-indent="false"/>
      <style:text-properties officeooo:paragraph-rsid="000e72ce"/>
    </style:style>
    <style:style style:name="P11" style:family="paragraph" style:parent-style-name="Table_20_Contents">
      <style:paragraph-properties fo:margin-left="0.9846in" fo:margin-right="0in" fo:text-align="justify" style:justify-single-word="false" fo:text-indent="0in" style:auto-text-indent="false"/>
      <style:text-properties fo:color="#0000ff" fo:font-size="18pt" officeooo:paragraph-rsid="0011cbb4" style:font-size-asian="18pt" style:font-size-complex="18pt"/>
    </style:style>
    <style:style style:name="P12" style:family="paragraph" style:parent-style-name="Standard">
      <style:text-properties officeooo:rsid="000db113" officeooo:paragraph-rsid="000db113"/>
    </style:style>
    <style:style style:name="P13" style:family="paragraph" style:parent-style-name="Standard">
      <style:text-properties fo:font-size="72pt" officeooo:rsid="000db113" officeooo:paragraph-rsid="000db113" style:font-size-asian="72pt" style:font-size-complex="72pt"/>
    </style:style>
    <style:style style:name="P14" style:family="paragraph" style:parent-style-name="Standard">
      <style:paragraph-properties fo:text-align="center" style:justify-single-word="false"/>
      <style:text-properties fo:font-size="72pt" officeooo:rsid="000db113" officeooo:paragraph-rsid="000db113" style:font-size-asian="72pt" style:font-size-complex="72pt"/>
    </style:style>
    <style:style style:name="P15" style:family="paragraph" style:parent-style-name="Standard">
      <style:paragraph-properties fo:text-align="start" style:justify-single-word="false"/>
      <style:text-properties fo:language="ca" fo:country="ES" officeooo:paragraph-rsid="000db113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officeooo:rsid="0014c83e" officeooo:paragraph-rsid="0014c83e"/>
    </style:style>
    <style:style style:name="P18" style:family="paragraph" style:parent-style-name="Standard">
      <style:text-properties officeooo:rsid="00176070" officeooo:paragraph-rsid="00176070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ca" fo:country="ES" officeooo:paragraph-rsid="000db113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ca" fo:country="ES" officeooo:paragraph-rsid="000db113"/>
    </style:style>
    <style:style style:name="P21" style:family="paragraph" style:parent-style-name="Standard">
      <style:paragraph-properties fo:text-align="justify" style:justify-single-word="false" style:writing-mode="lr-tb"/>
      <style:text-properties fo:language="ca" fo:country="ES" officeooo:paragraph-rsid="000db113"/>
    </style:style>
    <style:style style:name="P22" style:family="paragraph" style:parent-style-name="Standard">
      <style:paragraph-properties fo:text-align="justify" style:justify-single-word="false" style:writing-mode="lr-tb"/>
      <style:text-properties officeooo:paragraph-rsid="000db113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0e72ce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text-properties officeooo:rsid="000e72ce" officeooo:paragraph-rsid="000e72ce"/>
    </style:style>
    <style:style style:name="P27" style:family="paragraph" style:parent-style-name="Text_20_body">
      <style:text-properties officeooo:paragraph-rsid="000db113"/>
    </style:style>
    <style:style style:name="P28" style:family="paragraph" style:parent-style-name="Text_20_body">
      <style:text-properties officeooo:rsid="000fd171" officeooo:paragraph-rsid="0011cbb4"/>
    </style:style>
    <style:style style:name="P29" style:family="paragraph" style:parent-style-name="Text_20_body">
      <style:paragraph-properties fo:margin-top="0.1252in" fo:margin-bottom="0.1252in" loext:contextual-spacing="false" style:line-height-at-least="0.1563in" fo:text-align="center" style:justify-single-word="false" style:writing-mode="lr-tb"/>
      <style:text-properties fo:color="#0000ff" fo:font-size="12pt" fo:language="ca" fo:country="ES" officeooo:paragraph-rsid="000db113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officeooo:paragraph-rsid="0011cbb4"/>
    </style:style>
    <style:style style:name="P31" style:family="paragraph" style:parent-style-name="Heading_20_2">
      <style:paragraph-properties fo:text-align="justify" style:justify-single-word="false"/>
    </style:style>
    <style:style style:name="P32" style:family="paragraph" style:parent-style-name="Heading_20_2">
      <style:text-properties fo:color="#0000ff"/>
    </style:style>
    <style:style style:name="P33" style:family="paragraph" style:parent-style-name="Heading_20_2">
      <style:paragraph-properties fo:text-align="justify" style:justify-single-word="false"/>
      <style:text-properties fo:color="#0000ff"/>
    </style:style>
    <style:style style:name="P34" style:family="paragraph" style:parent-style-name="Heading_20_2">
      <style:text-properties fo:color="#0000ff" officeooo:paragraph-rsid="000db113"/>
    </style:style>
    <style:style style:name="P35" style:family="paragraph" style:parent-style-name="Text_20_body" style:list-style-name="L1">
      <style:paragraph-properties fo:text-align="justify" style:justify-single-word="false"/>
    </style:style>
    <style:style style:name="P36" style:family="paragraph" style:parent-style-name="Text_20_body" style:list-style-name="L2">
      <style:paragraph-properties fo:text-align="justify" style:justify-single-word="false"/>
    </style:style>
    <style:style style:name="P37" style:family="paragraph" style:parent-style-name="Text_20_body" style:list-style-name="L3">
      <style:paragraph-properties fo:text-align="justify" style:justify-single-word="false"/>
    </style:style>
    <style:style style:name="P38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39" style:family="paragraph" style:parent-style-name="Text_20_body" style:list-style-name="L2">
      <style:paragraph-properties fo:margin-top="0in" fo:margin-bottom="0in" loext:contextual-spacing="false" fo:text-align="justify" style:justify-single-word="false"/>
    </style:style>
    <style:style style:name="P40" style:family="paragraph" style:parent-style-name="Text_20_body" style:list-style-name="L3">
      <style:paragraph-properties fo:margin-top="0in" fo:margin-bottom="0in" loext:contextual-spacing="false" fo:text-align="justify" style:justify-single-word="false"/>
    </style:style>
    <style:style style:name="P41" style:family="paragraph" style:parent-style-name="Text_20_body" style:list-style-name="L3">
      <style:paragraph-properties fo:margin-top="0in" fo:margin-bottom="0in" loext:contextual-spacing="false" fo:text-align="justify" style:justify-single-word="false"/>
      <style:text-properties officeooo:paragraph-rsid="00177e7d"/>
    </style:style>
    <style:style style:name="T1" style:family="text">
      <style:text-properties officeooo:rsid="000db113"/>
    </style:style>
    <style:style style:name="T2" style:family="text">
      <style:text-properties fo:color="#729fcf"/>
    </style:style>
    <style:style style:name="T3" style:family="text">
      <style:text-properties fo:color="#0000ff"/>
    </style:style>
    <style:style style:name="T4" style:family="text">
      <style:text-properties fo:color="#0000ff" officeooo:rsid="000db113"/>
    </style:style>
    <style:style style:name="T5" style:family="text">
      <style:text-properties fo:color="#0000ff" fo:language="ca" fo:country="ES"/>
    </style:style>
    <style:style style:name="T6" style:family="text">
      <style:text-properties fo:color="#0000ff" fo:language="ca" fo:country="ES" officeooo:rsid="000db113"/>
    </style:style>
    <style:style style:name="T7" style:family="text">
      <style:text-properties fo:color="#0000ff" fo:language="ca" fo:country="ES" officeooo:rsid="000e72ce"/>
    </style:style>
    <style:style style:name="T8" style:family="text">
      <style:text-properties fo:color="#0000ff" fo:font-size="15pt" style:font-size-asian="15pt" style:font-size-complex="15pt"/>
    </style:style>
    <style:style style:name="T9" style:family="text">
      <style:text-properties fo:color="#0000ff" fo:font-size="15pt" officeooo:rsid="000e72ce" style:font-size-asian="15pt" style:font-size-complex="15pt"/>
    </style:style>
    <style:style style:name="T10" style:family="text">
      <style:text-properties fo:color="#0000ff" officeooo:rsid="0011cbb4"/>
    </style:style>
    <style:style style:name="T11" style:family="text">
      <style:text-properties fo:language="ca" fo:country="ES"/>
    </style:style>
    <style:style style:name="T12" style:family="text">
      <style:text-properties fo:language="ca" fo:country="ES" officeooo:rsid="000db113"/>
    </style:style>
    <style:style style:name="T13" style:family="text">
      <style:text-properties fo:language="ca" fo:country="ES" officeooo:rsid="000e72ce"/>
    </style:style>
    <style:style style:name="T14" style:family="text">
      <style:text-properties fo:language="ca" fo:country="ES" fo:font-weight="bold" style:font-weight-asian="bold" style:font-weight-complex="bold"/>
    </style:style>
    <style:style style:name="T15" style:family="text">
      <style:text-properties officeooo:rsid="000e72ce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style="italic" style:font-style-asian="italic" style:font-style-complex="italic"/>
    </style:style>
    <style:style style:name="T19" style:family="text">
      <style:text-properties style:use-window-font-color="true" fo:font-style="italic" officeooo:rsid="0011cbb4" style:font-style-asian="italic" style:font-style-complex="italic"/>
    </style:style>
    <style:style style:name="T20" style:family="text">
      <style:text-properties style:use-window-font-color="true" officeooo:rsid="0011cbb4"/>
    </style:style>
    <style:style style:name="T21" style:family="text">
      <style:text-properties officeooo:rsid="0011cbb4"/>
    </style:style>
    <style:style style:name="T22" style:family="text">
      <style:text-properties officeooo:rsid="00154078"/>
    </style:style>
    <style:style style:name="T23" style:family="text">
      <style:text-properties officeooo:rsid="00176070"/>
    </style:style>
    <style:style style:name="T24" style:family="text">
      <style:text-properties officeooo:rsid="00177e7d"/>
    </style:style>
    <style:style style:name="T25" style:family="text">
      <style:text-properties officeooo:rsid="00186eb8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<text:span text:style-name="T2">{</text:span><text:span text:style-name="T3">JSON</text:span><text:span text:style-name="T2">}</text:span></text:p>
      <text:p text:style-name="P13"/>
      <text:p text:style-name="P13"/>
      <text:p text:style-name="P12"/>
      <text:p text:style-name="P27"/>
      <text:p text:style-name="P15"><text:bookmark text:name="result_box"/>Vegem un senzill exemple de JSON:</text:p>
      <text:p text:style-name="P20"><text:line-break/>Imaginem que tenim una fruiteria i que volem obtenir el nom i la quantitat de fruita i verdura que tenim. Al principi <text:span text:style-name="T1">suposem</text:span> que tenim el següent:</text:p>
      <text:p text:style-name="P19"><text:line-break/>- Fruita:</text:p>
      <text:p text:style-name="P25"/>
      <text:list xml:id="list7018668184822813139" text:style-name="L1">
        <text:list-item>
          <text:p text:style-name="P38">10 <text:span text:style-name="T1">Pomes</text:span></text:p>
        </text:list-item>
        <text:list-item>
          <text:p text:style-name="P38">20 Per<text:span text:style-name="T1">e</text:span>s </text:p>
        </text:list-item>
        <text:list-item>
          <text:p text:style-name="P35">30 <text:span text:style-name="T1">Taronges</text:span> </text:p>
        </text:list-item>
      </text:list>
      <text:p text:style-name="P23"><text:s/>– Verduras </text:p>
      <text:list xml:id="list3405884536949799960" text:style-name="L2">
        <text:list-item>
          <text:p text:style-name="P39">80 <text:span text:style-name="T1">Enciams</text:span> </text:p>
        </text:list-item>
        <text:list-item>
          <text:p text:style-name="P39">15 <text:span text:style-name="T1">Tomàquets</text:span></text:p>
        </text:list-item>
        <text:list-item>
          <text:p text:style-name="P36">50 <text:span text:style-name="T1">Cogombres</text:span></text:p>
        </text:list-item>
      </text:list>
      <text:p text:style-name="P16"><text:span text:style-name="T11"><text:s/><text:line-break/>Per començar, </text:span><text:span text:style-name="T12">hem de conèixer</text:span><text:span text:style-name="T11"> la sintaxi de JSON:</text:span></text:p>
      <text:p text:style-name="P23"/>
      <text:h text:style-name="P31" text:outline-level="2"><text:soft-page-break/></text:h>
      <text:h text:style-name="P31" text:outline-level="2"><text:span text:style-name="T3">JSON</text:span> : <text:span text:style-name="T1">Les dades són parelles <text:s/></text:span><text:span text:style-name="T3">Nom/</text:span><text:span text:style-name="T4">Valor</text:span></text:h>
      <text:p text:style-name="P16"/>
      <text:p text:style-name="P21">Per assignar a un nom un valor hem de fer servir els dos punts '<text:span text:style-name="T3">:</text:span>' aquest separador és l'equivalent de la mateixa manera ('=') de qualsevol llenguatge.</text:p>
      <text:p text:style-name="P21"/>
      <text:p text:style-name="P29">"Nom" : "Geeky Theory"</text:p>
      <text:h text:style-name="P33" text:outline-level="2">Valores Json</text:h>
      <text:p text:style-name="P23">Los tip<text:span text:style-name="T1">u</text:span>s de valores que podem <text:span text:style-name="T1">fer servir a</text:span> Json s<text:span text:style-name="T1">ó</text:span>n <text:span text:style-name="T1">els següent</text:span>s: </text:p>
      <text:list xml:id="list8093478249783012903" text:style-name="L3">
        <text:list-item>
          <text:p text:style-name="P40">Un <text:span text:style-name="Strong_20_Emphasis">número</text:span> (enter o float) </text:p>
        </text:list-item>
        <text:list-item>
          <text:p text:style-name="P40">Un<text:span text:style-name="Strong_20_Emphasis"> string</text:span> (entre com<text:span text:style-name="T1">etes </text:span>simples) </text:p>
        </text:list-item>
        <text:list-item>
          <text:p text:style-name="P40">Un <text:span text:style-name="Strong_20_Emphasis">array</text:span> (entre corchetes [] ) </text:p>
        </text:list-item>
        <text:list-item>
          <text:p text:style-name="P40">Un<text:span text:style-name="Strong_20_Emphasis"> objet</text:span><text:span text:style-name="Strong_20_Emphasis"><text:span text:style-name="T1">e</text:span></text:span> (entre <text:span text:style-name="T24">claus</text:span> {}) </text:p>
        </text:list-item>
        <text:list-item>
          <text:p text:style-name="P41">Un <text:span text:style-name="Strong_20_Emphasis">boole</text:span><text:span text:style-name="Strong_20_Emphasis"><text:span text:style-name="T1">à</text:span></text:span> (true o false) </text:p>
        </text:list-item>
        <text:list-item>
          <text:p text:style-name="P37"><text:span text:style-name="Strong_20_Emphasis">Null</text:span> </text:p>
        </text:list-item>
      </text:list>
      <text:h text:style-name="P34" text:outline-level="2">Objet<text:span text:style-name="T1">e</text:span>s JSON</text:h>
      <text:p text:style-name="P22"><text:span text:style-name="T11">Els </text:span><text:span text:style-name="T14">objectes</text:span><text:span text:style-name="T11"> JSON s'identifiquen entre </text:span><text:span text:style-name="T5"><text:s/></text:span><text:span text:style-name="T6">{} claus</text:span><text:span text:style-name="T11">, un objecte pot ser en el nostre cas una fruita o una verdura.</text:span></text:p>
      <text:p text:style-name="P8"><text:span text:style-name="T11"><text:s/></text:span><text:span text:style-name="T12">{</text:span><text:span text:style-name="T11">"NombreFru</text:span><text:span text:style-name="T13">i</text:span><text:span text:style-name="T11">ta":"</text:span><text:span text:style-name="T13">Poma</text:span><text:span text:style-name="T11">" , "</text:span><text:span text:style-name="T13">Quantitat</text:span><text:span text:style-name="T11">":20 }</text:span></text:p>
      <text:p text:style-name="P23"/>
      <text:h text:style-name="P32" text:outline-level="2">Arra<text:span text:style-name="T25">y</text:span>s JSON</text:h>
      <text:p text:style-name="P24"><text:span text:style-name="T15">Els</text:span> <text:span text:style-name="Strong_20_Emphasis">arra</text:span><text:span text:style-name="Strong_20_Emphasis"><text:span text:style-name="T15">y</text:span></text:span><text:span text:style-name="Strong_20_Emphasis">s </text:span><text:s/><text:span text:style-name="T11">JSON s'identifiquen entre </text:span><text:span text:style-name="T5"><text:s/></text:span><text:span text:style-name="T7">[]</text:span><text:span text:style-name="T6"> clau</text:span><text:span text:style-name="T7">dàtors</text:span> : </text:p>
      <text:p text:style-name="P10"><text:span text:style-name="T16"><text:s/></text:span><text:span text:style-name="T8">{"Fru</text:span><text:span text:style-name="T9">i</text:span><text:span text:style-name="T8">ta": </text:span></text:p>
      <text:p text:style-name="P9">[ { "NomFru<text:span text:style-name="T15">i</text:span>ta":"<text:span text:style-name="T15">Poma</text:span>" , "<text:span text:style-name="T22">Quantitat</text:span>":10 }, </text:p>
      <text:p text:style-name="P9">{ "NomFru<text:span text:style-name="T15">i</text:span>ta":"Pera" , "<text:span text:style-name="T22">Quantitat</text:span>":20 }, </text:p>
      <text:p text:style-name="P9">{ "NomFru<text:span text:style-name="T15">i</text:span>ta":"<text:span text:style-name="T15">Taron</text:span>ja" , "<text:span text:style-name="T22">Quantitat</text:span>":30 } ] }</text:p>
      <text:p text:style-name="P24"/>
      <text:p text:style-name="P26"><text:soft-page-break/>Exemple de la fruiteria :</text:p>
      <text:p text:style-name="P2"><text:bookmark text:name="crayon-57f5f9892d45d225754737-1"/>{"Fruteria":</text:p>
      <text:section text:style-name="Sect1" text:name="Section2">
        <text:p text:style-name="P1"><text:bookmark text:name="crayon-57f5f9892d45d225754737-2"/>[</text:p>
      </text:section>
      <text:section text:style-name="Sect1" text:name="Section3">
        <text:p text:style-name="P1"><text:bookmark text:name="crayon-57f5f9892d45d225754737-3"/><text:s text:c="2"/>{"Fru<text:span text:style-name="T15">i</text:span>ta":</text:p>
      </text:section>
      <text:section text:style-name="Sect1" text:name="Section4">
        <text:p text:style-name="P1"><text:s text:c="3"/>[</text:p>
      </text:section>
      <text:section text:style-name="Sect1" text:name="Section5">
        <text:p text:style-name="P1"><text:s text:c="4"/>{"Nom":"<text:span text:style-name="T15">Poma</text:span>","Quantitat":10},</text:p>
      </text:section>
      <text:section text:style-name="Sect1" text:name="Section6">
        <text:p text:style-name="P1"><text:s text:c="4"/>{"Nom":"Pera","Quantitat":20},</text:p>
      </text:section>
      <text:section text:style-name="Sect1" text:name="Section7">
        <text:p text:style-name="P1"><text:s text:c="4"/>{"Nom":"<text:span text:style-name="T15">Taro</text:span>nja","Quantitat":30}</text:p>
      </text:section>
      <text:section text:style-name="Sect1" text:name="Section8">
        <text:p text:style-name="P1"><text:s text:c="3"/>]</text:p>
      </text:section>
      <text:section text:style-name="Sect1" text:name="Section9">
        <text:p text:style-name="P1"><text:s text:c="2"/>},</text:p>
      </text:section>
      <text:section text:style-name="Sect1" text:name="Section10">
        <text:p text:style-name="P1"><text:s text:c="2"/>{"Verdura":</text:p>
      </text:section>
      <text:section text:style-name="Sect1" text:name="Section11">
        <text:p text:style-name="P1"><text:s text:c="3"/>[</text:p>
      </text:section>
      <text:section text:style-name="Sect1" text:name="Section12">
        <text:p text:style-name="P1"><text:s text:c="4"/>{"Nom":"<text:span text:style-name="T15">Enciam</text:span>","Quantitat":80},</text:p>
      </text:section>
      <text:section text:style-name="Sect1" text:name="Section13">
        <text:p text:style-name="P1"><text:s text:c="4"/>{"Nom":"Toma<text:span text:style-name="T15">quet</text:span>","Quantitat":15},</text:p>
      </text:section>
      <text:section text:style-name="Sect1" text:name="Section14">
        <text:p text:style-name="P4"><text:s text:c="4"/>{"Nom":"<text:span text:style-name="T15">Cogombre</text:span>","Quantitat":50}</text:p>
      </text:section>
      <text:section text:style-name="Sect1" text:name="Section15">
        <text:p text:style-name="P1"><text:s text:c="3"/>]</text:p>
      </text:section>
      <text:section text:style-name="Sect1" text:name="Section16">
        <text:p text:style-name="P1"><text:s text:c="2"/>}</text:p>
      </text:section>
      <text:section text:style-name="Sect1" text:name="Section17">
        <text:p text:style-name="P1"><text:bookmark text:name="crayon-57f5f9892d45d225754737-17"/>]</text:p>
      </text:section>
      <text:section text:style-name="Sect1" text:name="Section18">
        <text:p text:style-name="P1"><text:bookmark text:name="crayon-57f5f9892d45d225754737-18"/>}</text:p>
      </text:section>
      <text:p text:style-name="P28">Hem creat un <text:span text:style-name="T3">objecte</text:span> <text:span text:style-name="T3">{}</text:span> anomenat <text:span text:style-name="T3">Fruiteria </text:span><text:span text:style-name="T17">i a dins d’aquest objecte hi hem creat un </text:span><text:span text:style-name="T3">array [] </text:span><text:span text:style-name="T17">d’elements.</text:span></text:p>
      <text:p text:style-name="P28"><text:span text:style-name="T17">El primer element de l’array conté un </text:span><text:span text:style-name="T3">objecte {}</text:span><text:span text:style-name="T17"> anomenat </text:span><text:span text:style-name="T18">Fruita</text:span><text:span text:style-name="T17"> i el segon element conté un </text:span><text:span text:style-name="T3">objecte {}</text:span><text:span text:style-name="T17"> anomenat </text:span><text:span text:style-name="T18">Verdura</text:span><text:span text:style-name="T17">. </text:span><text:span text:style-name="T20">Aquests 2 objectes {} contenen cadascun un </text:span><text:span text:style-name="T10">array []</text:span><text:span text:style-name="T20"> </text:span><text:span text:style-name="T10">d’objectes {} </text:span><text:span text:style-name="T20">i aquests objectes {} contenen 2 </text:span><text:span text:style-name="T10">parelles JSON</text:span><text:span text:style-name="T20">, el </text:span><text:span text:style-name="T19">Nom</text:span><text:span text:style-name="T20"> i la </text:span><text:span text:style-name="T19">Quantitat</text:span><text:span text:style-name="T20">.</text:span></text:p>
      <text:p text:style-name="P23"><text:span text:style-name="T21">Si volem saber la Qantitat de pomes que tenim fem :</text:span> </text:p>
      <text:p text:style-name="P11">['Fruteria'][0]['Fru<text:span text:style-name="T21">i</text:span>ta'][0]['Quantitat']</text:p>
      <text:p text:style-name="P30"/>
      <text:p text:style-name="P30"><text:span text:style-name="T21">Eines :</text:span> <text:a xlink:type="simple" xlink:href="http://jsonviewer.stack.hu/" office:target-frame-name="_blank" xlink:show="new" text:style-name="Internet_20_link" text:visited-style-name="Visited_20_Internet_20_Link">JSON Viewer</text:a></text:p>
      <text:p text:style-name="P30"/>
      <text:p text:style-name="P17">Fitxers :<text:span text:style-name="T3">nom_fitxer.js</text:span></text:p>
      <text:p text:style-name="P17"/>
      <text:p text:style-name="P18">Valors Nuls :</text:p>
      <text:p text:style-name="P3">{"Fruteria":</text:p>
      <text:p text:style-name="P5"><text:bookmark text:name="crayon-57f5f9892d45d225754737-21"/>[</text:p>
      <text:p text:style-name="P6"><text:s text:c="2"/>{"Fru<text:span text:style-name="T15">i</text:span>ta":</text:p>
      <text:section text:style-name="Sect1" text:name="Section1">
        <text:p text:style-name="P6"><text:s text:c="3"/>[</text:p>
      </text:section>
      <text:section text:style-name="Sect1" text:name="Section19">
        <text:p text:style-name="P6"><text:s text:c="4"/>{"Nom":"<text:span text:style-name="T15">Poma</text:span>","Quantitat":10},</text:p>
      </text:section>
      <text:section text:style-name="Sect1" text:name="Section20">
        <text:p text:style-name="P6"><text:s text:c="4"/>{"Nom": <text:span text:style-name="T23">null,</text:span>Quantitat":<text:span text:style-name="T23">null</text:span>},</text:p>
      </text:section>
      <text:section text:style-name="Sect1" text:name="Section21">
        <text:p text:style-name="P6"><text:s text:c="4"/>{}</text:p>
      </text:section>
      <text:p text:style-name="P5"><text:s text:c="3"/>]</text:p>
      <text:p text:style-name="P5"><text:s text:c="2"/>},</text:p>
      <text:p text:style-name="P6">{"Verdura": <text:s text:c="2"/>[<text:span text:style-name="T23">] }</text:span></text:p>
      <text:section text:style-name="Sect1" text:name="Section22">
        <text:p text:style-name="P6"><text:bookmark text:name="crayon-57f5f9892d45d225754737-171"/>]</text:p>
      </text:section>
      <text:p text:style-name="P6"><text:bookmark text:name="crayon-57f5f9892d45d225754737-181"/>}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8:26:14.206190514</meta:creation-date>
    <dc:date>2018-03-21T13:42:49.821190609</dc:date>
    <meta:editing-duration>PT1H7M37S</meta:editing-duration>
    <meta:editing-cycles>9</meta:editing-cycles>
    <meta:generator>LibreOffice/5.1.6.2.0$Linux_X86_64 LibreOffice_project/10$Build-2</meta:generator>
    <meta:document-statistic meta:table-count="0" meta:image-count="0" meta:object-count="0" meta:page-count="3" meta:paragraph-count="70" meta:word-count="328" meta:character-count="2094" meta:non-whitespace-character-count="1751"/>
  </office:meta>
</office:document-meta>
</file>